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94000000EE5816995A19FA38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4cm"/>
    </style:style>
    <style:style style:name="gr3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.8000001907349pt"/>
    </style:style>
    <style:style style:name="P3" style:family="paragraph">
      <loext:graphic-properties draw:fill="none" draw:fill-color="#ffffff"/>
      <style:text-properties fo:font-size="14.8000001907349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9pt"/>
    </style:style>
    <style:style style:name="P7" style:family="paragraph">
      <loext:graphic-properties draw:fill="none" draw:fill-color="#ffffff"/>
      <style:text-properties fo:font-size="9pt" style:font-size-asian="11pt" style:font-size-complex="11pt"/>
    </style:style>
    <style:style style:name="P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856cm" svg:height="8.062cm" svg:x="0.147cm" svg:y="4.892cm">
          <draw:image xlink:href="Pictures/1000020100000294000000EE5816995A19FA3876.png" xlink:type="simple" xlink:show="embed" xlink:actuate="onLoad" loext:mime-type="image/png">
            <text:p/>
          </draw:image>
        </draw:frame>
        <draw:frame draw:style-name="gr2" draw:text-style-name="P3" draw:layer="layout" svg:width="3.325cm" svg:height="2.104cm" svg:x="10.702cm" svg:y="0.01cm">
          <draw:text-box>
            <text:p text:style-name="P2"><text:span text:style-name="T1">500 kb</text:span></text:p>
          </draw:text-box>
        </draw:frame>
        <draw:line draw:style-name="gr3" draw:text-style-name="P4" draw:layer="layout" svg:x1="7.529cm" svg:y1="4.506cm" svg:x2="8.526cm" svg:y2="4.506cm">
          <text:p/>
        </draw:line>
        <draw:line draw:style-name="gr4" draw:text-style-name="P4" draw:layer="layout" svg:x1="0.063cm" svg:y1="3.068cm" svg:x2="23.003cm" svg:y2="3.068cm">
          <text:p/>
        </draw:line>
        <draw:line draw:style-name="gr4" draw:text-style-name="P4" draw:layer="layout" svg:x1="0.063cm" svg:y1="4.496cm" svg:x2="6.38cm" svg:y2="4.496cm">
          <text:p/>
        </draw:line>
        <draw:frame draw:style-name="gr5" draw:text-style-name="P3" draw:layer="layout" svg:width="3.325cm" svg:height="1.231cm" svg:x="7.045cm" svg:y="3.521cm">
          <draw:text-box>
            <text:p text:style-name="P2"><text:span text:style-name="T2">100 bp</text:span></text:p>
          </draw:text-box>
        </draw:frame>
        <draw:frame draw:style-name="gr6" draw:text-style-name="P3" draw:layer="layout" svg:width="3.325cm" svg:height="1.27cm" svg:x="1.393cm" svg:y="3.262cm">
          <draw:text-box>
            <text:p text:style-name="P2"><text:span text:style-name="T1">1 kb</text:span></text:p>
          </draw:text-box>
        </draw:frame>
        <draw:line draw:style-name="gr7" draw:text-style-name="P5" draw:layer="layout" svg:x1="11.7cm" svg:y1="3.588cm" svg:x2="11.7cm" svg:y2="2.543cm">
          <text:p/>
        </draw:line>
        <draw:frame draw:style-name="gr8" draw:text-style-name="P7" draw:layer="layout" svg:width="4.987cm" svg:height="0.976cm" svg:x="10.122cm" svg:y="1.827cm">
          <draw:text-box>
            <text:p text:style-name="P6"><text:span text:style-name="T2">Gene start</text:span></text:p>
          </draw:text-box>
        </draw:frame>
        <draw:line draw:style-name="gr9" draw:text-style-name="P4" draw:layer="layout" svg:x1="24.001cm" svg:y1="6.447cm" svg:x2="24.001cm" svg:y2="12.952cm">
          <text:p/>
        </draw:line>
        <draw:frame draw:style-name="gr10" draw:text-style-name="P3" draw:layer="layout" svg:width="3.657cm" svg:height="1.536cm" svg:x="24.334cm" svg:y="8.815cm">
          <draw:text-box>
            <text:p text:style-name="P2"><text:span text:style-name="T3">919 prediction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6cm" fo:margin-bottom="0cm" fo:text-indent="0cm"/>
      <style:text-properties fo:font-size="2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2cm" fo:margin-bottom="0cm" fo:text-indent="0cm"/>
      <style:text-properties fo:font-size="19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2cm" fo:margin-bottom="0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cm" fo:margin-bottom="0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cm" fo:margin-bottom="0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cm" fo:margin-bottom="0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cm" fo:margin-bottom="0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cm" fo:margin-bottom="0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2.95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164cm" svg:x="1cm" svg:y="4.19cm"/>
      <draw:page-thumbnail draw:layer="backgroundobjects" svg:width="8.999cm" svg:height="4.164cm" svg:x="1cm" svg:y="12.766cm"/>
      <draw:page-thumbnail draw:layer="backgroundobjects" svg:width="8.999cm" svg:height="4.164cm" svg:x="1cm" svg:y="21.342cm"/>
      <draw:page-thumbnail draw:layer="backgroundobjects" svg:width="8.999cm" svg:height="4.164cm" svg:x="11cm" svg:y="4.19cm"/>
      <draw:page-thumbnail draw:layer="backgroundobjects" svg:width="8.999cm" svg:height="4.164cm" svg:x="11cm" svg:y="12.766cm"/>
      <draw:page-thumbnail draw:layer="backgroundobjects" svg:width="8.999cm" svg:height="4.164cm" svg:x="11cm" svg:y="21.342cm"/>
    </style:handout-master>
    <style:master-page style:name="Default" style:page-layout-name="PM1" draw:style-name="Mdp1">
      <draw:frame presentation:style-name="Default-title" draw:layer="backgroundobjects" svg:width="25.191cm" svg:height="2.162cm" svg:x="1.399cm" svg:y="0.514cm" presentation:class="title" presentation:placeholder="true">
        <draw:text-box/>
      </draw:frame>
      <draw:frame presentation:style-name="Default-outline1" draw:layer="backgroundobjects" svg:width="25.191cm" svg:height="7.512cm" svg:x="1.399cm" svg:y="3.029cm" presentation:class="outline" presentation:placeholder="true">
        <draw:text-box/>
      </draw:frame>
      <draw:frame presentation:style-name="Mpr1" draw:text-style-name="MP2" draw:layer="backgroundobjects" svg:width="6.521cm" svg:height="0.893cm" svg:x="1.399cm" svg:y="11.7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893cm" svg:x="9.572cm" svg:y="11.7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893cm" svg:x="20.069cm" svg:y="11.7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7:01:22.376983035</meta:creation-date>
    <dc:date>2019-06-03T12:49:46.659882276</dc:date>
    <meta:editing-duration>PT12M2S</meta:editing-duration>
    <meta:editing-cycles>6</meta:editing-cycles>
    <meta:generator>LibreOffice/6.2.3.2$Linux_X86_64 LibreOffice_project/20$Build-2</meta:generator>
    <meta:document-statistic meta:object-count="34"/>
  </office:meta>
</office:document-meta>
</file>